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B00000295499C424C.png" manifest:media-type=""/>
  <manifest:file-entry manifest:full-path="Pictures/10000201000002BB0000045E5E6F3541.png" manifest:media-type=""/>
  <manifest:file-entry manifest:full-path="Pictures/10000201000002140000055CFFA47C2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lling Smell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at Rushmore</text:p>
            <text:p>Chemicals in the British Home, 1930s-1980s</text:p>
            <text:p>Oxford Brookes University</text:p>
            <text:p>Science Museu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2.503cm" svg:height="14.487cm" svg:x="8.297cm" svg:y="4.913cm" presentation:class="graphic" presentation:user-transformed="true">
          <draw:image xlink:href="Pictures/100000000000026B00000295499C42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1.208cm" svg:height="14.687cm" svg:x="8.392cm" svg:y="5cm" presentation:class="graphic" presentation:user-transformed="true">
          <draw:image xlink:href="Pictures/10000201000002BB0000045E5E6F35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2.141cm" svg:height="24.6cm" svg:x="1.2cm" svg:y="4.4cm">
          <draw:image xlink:href="Pictures/10000201000002140000055CFFA47C22.png" xlink:type="simple" xlink:show="embed" xlink:actuate="onLoad">
            <text:p/>
          </draw:image>
        </draw:frame>
        <draw:frame draw:style-name="gr2" draw:text-style-name="P1" draw:layer="layout" svg:width="12.2cm" svg:height="26.199cm" svg:x="15cm" svg:y="-5.599cm">
          <draw:image xlink:href="Pictures/10000201000002140000055CFFA47C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1:46:32.321146000</meta:creation-date>
    <dc:date>2014-03-24T14:34:45.523919000</dc:date>
    <meta:editing-duration>PT1H32M28S</meta:editing-duration>
    <meta:editing-cycles>1</meta:editing-cycles>
    <meta:document-statistic meta:object-count="38"/>
    <meta:generator>LibreOffice/4.1.4.2$MacOSX_x86 LibreOffice_project/0a0440ccc0227ad9829de5f46be37cfb6edcf72</meta:generator>
  </office:meta>
</office:document-meta>
</file>